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JP" svg:font-family="'Source Han Sans JP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|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|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6|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|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|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6|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4|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|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JP" svg:font-family="'Source Han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00:12:56.977206675</meta:creation-date>
    <dc:date>2022-03-13T01:58:18.515555261</dc:date>
    <meta:editing-duration>PT1H35M11S</meta:editing-duration>
    <meta:editing-cycles>1</meta:editing-cycles>
    <meta:document-statistic meta:table-count="1" meta:cell-count="104" meta:object-count="0"/>
    <meta:generator>LibreOffice/7.3.1.3$Linux_X86_64 LibreOffice_project/30$Build-3</meta:generator>
  </office:meta>
</office:document-meta>
</file>